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fo:font-size="15pt" style:text-underline-style="solid" style:text-underline-width="auto" style:text-underline-color="font-color" style:font-size-asian="15pt" style:font-size-complex="15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fo:font-size="15pt" style:text-underline-style="none" style:font-size-asian="15pt" style:font-size-complex="15pt"/>
    </style:style>
    <style:style style:name="P8" style:family="paragraph" style:parent-style-name="Standard">
      <style:paragraph-properties fo:break-before="page">
        <style:tab-stops>
          <style:tab-stop style:position="2.566cm"/>
        </style:tab-stops>
      </style:paragraph-properties>
      <style:text-properties fo:font-size="15pt" style:text-underline-style="none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enverteilung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PSI</text:p>
      <text:p text:style-name="P5">former called myTuwis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Gruppe 48:</text:span> Feledi, Firato, Mildner, Zapotocky</text:p>
      <text:p text:style-name="P8">Daniel Feledi: Dokumentationsverantwortlicher<text:line-break/>Alpay Firato: Testkoordinator<text:line-break/>Rudolf Mildner: Projektleiter<text:line-break/>Stephan Zapotocky: Technischer Lei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udolf Mildner</meta:initial-creator>
    <meta:creation-date>2006-04-21T17:33:54</meta:creation-date>
    <dc:creator>Rudolf Mildner</dc:creator>
    <dc:date>2006-04-21T17:45:11</dc:date>
    <dc:language>de-AT</dc:language>
    <meta:editing-cycles>9</meta:editing-cycles>
    <meta:editing-duration>PT4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" meta:word-count="24" meta:character-count="233"/>
  </office:meta>
</office:document-meta>
</file>